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rchitectural Design Patterns for Baseline Regulation in Agent and LLM Systems</text:h>
      <text:p text:style-name="Text_20_body"/>
      <text:p text:style-name="Text_20_body"><text:span text:style-name="T1">Author:</text:span> Tyson Jeffreys <text:span text:style-name="T1">Date:</text:span> December 30, 2025 <text:span text:style-name="T1">Scope:</text:span> conceptual supplement (not empirical).</text:p>
      <text:p text:style-name="Text_20_body">This section adapts the paper’s core ideas to <text:span text:style-name="Strong_20_Emphasis">LLM-based agents and tool-using systems</text:span>. The goal is not to propose new learning algorithms, but to show how <text:span text:style-name="Strong_20_Emphasis">baseline regulation and global constraint signals</text:span> can reduce brittleness, oscillation, and trust degradation in agents operating under uncertainty.</text:p>
      <text:p text:style-name="Text_20_body">These patterns are substrate-agnostic and apply equally to:</text:p>
      <text:list text:style-name="L1">
        <text:list-item>
          <text:p text:style-name="P1">tool-using LLM agents</text:p>
        </text:list-item>
        <text:list-item>
          <text:p text:style-name="P1">autonomous assistants</text:p>
        </text:list-item>
        <text:list-item>
          <text:p text:style-name="P1">human-in-the-loop decision systems</text:p>
        </text:list-item>
      </text:list>
      <text:p text:style-name="Horizontal_20_Line"/>
      <text:h text:style-name="Heading_20_2" text:outline-level="2">Example 1: A Baseline Regulator Layer Beneath Planning and Tool Use</text:h>
      <text:p text:style-name="Text_20_body"><text:span text:style-name="Strong_20_Emphasis">Goal</text:span><text:line-break/>Maintain a low-churn, low-instability operating regime so that uncertainty or demand spikes do not cause cascading failure (tool thrashing, plan oscillation, verbosity spikes).</text:p>
      <text:p text:style-name="Text_20_body"><text:span text:style-name="Strong_20_Emphasis">Design</text:span><text:line-break/>Introduce a slow regulatory loop (e.g., evaluated every few turns or time windows) that estimates a <text:span text:style-name="Strong_20_Emphasis">regulatory cost</text:span> using signals already available in most agent systems:</text:p>
      <text:list text:style-name="L2">
        <text:list-item>
          <text:p text:style-name="P2">uncertainty or confidence dispersion across generations</text:p>
        </text:list-item>
        <text:list-item>
          <text:p text:style-name="P2">frequency of plan revision or self-correction</text:p>
        </text:list-item>
        <text:list-item>
          <text:p text:style-name="P2">tool invocation rate and retry rate</text:p>
        </text:list-item>
        <text:list-item>
          <text:p text:style-name="P2">latency accumulation and timeout risk</text:p>
        </text:list-item>
        <text:list-item>
          <text:p text:style-name="P2">contradiction or inconsistency rate across outputs</text:p>
        </text:list-item>
      </text:list>
      <text:p text:style-name="Text_20_body">The baseline regulator does <text:span text:style-name="Strong_20_Emphasis">not</text:span> select actions or generate text.</text:p>
      <text:p text:style-name="Text_20_body">Instead, it <text:span text:style-name="Strong_20_Emphasis">biases parameters</text:span> used by the existing agent stack:</text:p>
      <text:list text:style-name="L3">
        <text:list-item>
          <text:p text:style-name="P3">limits planning depth or branching factor</text:p>
        </text:list-item>
        <text:list-item>
          <text:p text:style-name="P3">adjusts tool-call permissions and retry thresholds</text:p>
        </text:list-item>
        <text:list-item>
          <text:p text:style-name="P3"><text:soft-page-break/>constrains verbosity or output format</text:p>
        </text:list-item>
        <text:list-item>
          <text:p text:style-name="P3">modulates self-reflection or replanning frequency</text:p>
        </text:list-item>
      </text:list>
      <text:p text:style-name="Text_20_body"><text:span text:style-name="Strong_20_Emphasis">Why It Matches the Paper</text:span><text:line-break/>Stability emerges from <text:span text:style-name="Strong_20_Emphasis">continuous biasing</text:span>, not from post-hoc correction.<text:line-break/>The agent remains capable, but no longer escalates effort indiscriminately under stress.</text:p>
      <text:p text:style-name="Horizontal_20_Line"/>
      <text:h text:style-name="Heading_20_2" text:outline-level="2">Example 2: Global Constraint Signals as Shared Budgets</text:h>
      <text:p text:style-name="Text_20_body"><text:span text:style-name="Strong_20_Emphasis">Concept</text:span><text:line-break/>Replace purely local optimization with a small set of <text:span text:style-name="Strong_20_Emphasis">slow, shared constraint variables</text:span> that every component of the agent respects.</text:p>
      <text:p text:style-name="Text_20_body"><text:span text:style-name="Strong_20_Emphasis">Candidate Global Signals</text:span></text:p>
      <text:list text:style-name="L4">
        <text:list-item>
          <text:p text:style-name="P4"><text:span text:style-name="Strong_20_Emphasis">Uncertainty budget</text:span>: confidence dispersion, retrieval disagreement, or evidence gaps</text:p>
        </text:list-item>
        <text:list-item>
          <text:p text:style-name="P4"><text:span text:style-name="Strong_20_Emphasis">Latency budget</text:span>: tool delay, network instability, remaining time window</text:p>
        </text:list-item>
        <text:list-item>
          <text:p text:style-name="P4"><text:span text:style-name="Strong_20_Emphasis">Trust budget</text:span>: contradiction rate, user correction frequency, instruction drift</text:p>
        </text:list-item>
        <text:list-item>
          <text:p text:style-name="P4"><text:span text:style-name="Strong_20_Emphasis">Safety margin</text:span>: consequence severity given incomplete information</text:p>
        </text:list-item>
        <text:list-item>
          <text:p text:style-name="P4"><text:span text:style-name="Strong_20_Emphasis">Cognitive load budget</text:span>: estimated user bandwidth for instructions or options</text:p>
        </text:list-item>
      </text:list>
      <text:p text:style-name="Text_20_body"><text:span text:style-name="Strong_20_Emphasis">How to Use Them</text:span><text:line-break/>Broadcast these signals across the agent stack:</text:p>
      <text:list text:style-name="L5">
        <text:list-item>
          <text:p text:style-name="P5">planner</text:p>
        </text:list-item>
        <text:list-item>
          <text:p text:style-name="P5">tool-selection policy</text:p>
        </text:list-item>
        <text:list-item>
          <text:p text:style-name="P5">response generator</text:p>
        </text:list-item>
        <text:list-item>
          <text:p text:style-name="P5">self-critique / verification module</text:p>
        </text:list-item>
      </text:list>
      <text:p text:style-name="Text_20_body">Each component treats them as <text:span text:style-name="Strong_20_Emphasis">boundary conditions</text:span>, not objectives:</text:p>
      <text:list text:style-name="L6">
        <text:list-item>
          <text:p text:style-name="P6">planning narrows when uncertainty is high</text:p>
        </text:list-item>
        <text:list-item>
          <text:p text:style-name="P6">tool use slows or consolidates when latency risk increases</text:p>
        </text:list-item>
        <text:list-item>
          <text:p text:style-name="P6">responses shorten when cognitive load is constrained</text:p>
        </text:list-item>
        <text:list-item>
          <text:p text:style-name="P6">escalation occurs earlier when safety margin is thin</text:p>
        </text:list-item>
      </text:list>
      <text:p text:style-name="Text_20_body">This keeps the agent synchronized across subsystems instead of locally compensating.</text:p>
      <text:p text:style-name="Horizontal_20_Line"/>
      <text:h text:style-name="Heading_20_2" text:outline-level="2"><text:soft-page-break/>Example 3: Predictive Coupling in Conversational and Tool Contexts</text:h>
      <text:p text:style-name="Text_20_body"><text:span text:style-name="Strong_20_Emphasis">Concept</text:span><text:line-break/>Misalignment between expected and actual interaction dynamics increases instability.</text:p>
      <text:p text:style-name="Text_20_body"><text:span text:style-name="Strong_20_Emphasis">Concrete Agent Scenario</text:span><text:line-break/>An agent expects a linear task flow, but the user repeatedly corrects or reframes goals:</text:p>
      <text:list text:style-name="L7">
        <text:list-item>
          <text:p text:style-name="P7">prediction error accumulates</text:p>
        </text:list-item>
        <text:list-item>
          <text:p text:style-name="P7">replanning frequency increases</text:p>
        </text:list-item>
        <text:list-item>
          <text:p text:style-name="P7">verbosity and hedging increase</text:p>
        </text:list-item>
        <text:list-item>
          <text:p text:style-name="P7">user trust degrades</text:p>
        </text:list-item>
      </text:list>
      <text:p text:style-name="Text_20_body"><text:span text:style-name="Strong_20_Emphasis">Design</text:span><text:line-break/>Introduce a coupling objective that minimizes mismatch between:</text:p>
      <text:list text:style-name="L8">
        <text:list-item>
          <text:p text:style-name="P8">predicted conversational trajectory</text:p>
        </text:list-item>
        <text:list-item>
          <text:p text:style-name="P8">observed user behavior and feedback</text:p>
        </text:list-item>
      </text:list>
      <text:p text:style-name="Text_20_body">Instead of replanning aggressively, the agent biases toward:</text:p>
      <text:list text:style-name="L9">
        <text:list-item>
          <text:p text:style-name="P9">a single clarifying question</text:p>
        </text:list-item>
        <text:list-item>
          <text:p text:style-name="P9">confirmation of constraints before action</text:p>
        </text:list-item>
        <text:list-item>
          <text:p text:style-name="P9">narrower response scope</text:p>
        </text:list-item>
      </text:list>
      <text:p text:style-name="Text_20_body"><text:span text:style-name="Strong_20_Emphasis">Engineering Metric</text:span><text:line-break/>Track divergence between expected conversational state and observed corrections.<text:line-break/>Feed this signal into the baseline regulator as part of the regulatory cost.</text:p>
      <text:p text:style-name="Text_20_body">This reframes conversational grounding as <text:span text:style-name="Strong_20_Emphasis">regulation</text:span>, not just alignment.</text:p>
      <text:p text:style-name="Horizontal_20_Line"/>
      <text:h text:style-name="Heading_20_2" text:outline-level="2">Example 4: Reinforcement Learning with Global Constraints as Latent State</text:h>
      <text:p text:style-name="Text_20_body"><text:span text:style-name="Strong_20_Emphasis">Concept</text:span><text:line-break/>Make slow, global constraints explicit in learning-based agents.</text:p>
      <text:p text:style-name="Text_20_body"><text:span text:style-name="Strong_20_Emphasis">Design</text:span><text:line-break/>Introduce a small set of slow-evolving latent variables:</text:p>
      <text:list text:style-name="L10">
        <text:list-item>
          <text:p text:style-name="P10">uncertainty headroom</text:p>
        </text:list-item>
        <text:list-item>
          <text:p text:style-name="P10">trust state</text:p>
        </text:list-item>
        <text:list-item>
          <text:p text:style-name="P10"><text:soft-page-break/>latency headroom</text:p>
        </text:list-item>
        <text:list-item>
          <text:p text:style-name="P10">safety margin</text:p>
        </text:list-item>
      </text:list>
      <text:p text:style-name="Text_20_body">Then:</text:p>
      <text:list text:style-name="L11">
        <text:list-item>
          <text:p text:style-name="P11">condition the policy on these variables</text:p>
        </text:list-item>
        <text:list-item>
          <text:p text:style-name="P11">add auxiliary losses that encourage internal representations to predict or respect them</text:p>
        </text:list-item>
      </text:list>
      <text:p text:style-name="Text_20_body">This allows the agent to learn behaviors that preserve coherence over time, not just reward.</text:p>
      <text:p text:style-name="Horizontal_20_Line"/>
      <text:h text:style-name="Heading_20_2" text:outline-level="2">Example 5: Distributed Biasing in a Typical Agent Stack</text:h>
      <text:p text:style-name="Text_20_body"><text:span text:style-name="Strong_20_Emphasis">Minimal Intervention Pattern</text:span></text:p>
      <text:p text:style-name="Text_20_body">Without rewriting the system:</text:p>
      <text:list text:style-name="L12">
        <text:list-item>
          <text:p text:style-name="P12">Add a <text:span text:style-name="Strong_20_Emphasis">Constraint Signal Module</text:span> that maintains shared budgets</text:p>
        </text:list-item>
        <text:list-item>
          <text:p text:style-name="P12">Expose these budgets to:</text:p>
          <text:list>
            <text:list-item>
              <text:p text:style-name="P12">planner</text:p>
            </text:list-item>
            <text:list-item>
              <text:p text:style-name="P12">tool router</text:p>
            </text:list-item>
            <text:list-item>
              <text:p text:style-name="P12">response formatter</text:p>
            </text:list-item>
          </text:list>
        </text:list-item>
        <text:list-item>
          <text:p text:style-name="P12">Bias existing parameters such as:</text:p>
          <text:list>
            <text:list-item>
              <text:p text:style-name="P12">maximum tool calls per turn</text:p>
            </text:list-item>
            <text:list-item>
              <text:p text:style-name="P12">replanning thresholds</text:p>
            </text:list-item>
            <text:list-item>
              <text:p text:style-name="P12">verbosity limits</text:p>
            </text:list-item>
            <text:list-item>
              <text:p text:style-name="P12">escalation triggers</text:p>
            </text:list-item>
          </text:list>
        </text:list-item>
        <text:list-item>
          <text:p text:style-name="P12">Log a single <text:span text:style-name="Strong_20_Emphasis">regulatory cost</text:span> scalar to tune for low-instability operation.</text:p>
        </text:list-item>
      </text:list>
      <text:p text:style-name="Text_20_body">This pattern translates the paper’s principles into deployable architecture with minimal disrup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1T10:17:43.606220000</meta:creation-date>
    <dc:date>2025-12-31T10:19:19.792679000</dc:date>
    <meta:editing-duration>PT1M36S</meta:editing-duration>
    <meta:editing-cycles>2</meta:editing-cycles>
    <meta:generator>LibreOffice/25.8.2.2$MacOSX_AARCH64 LibreOffice_project/d401f2107ccab8f924a8e2df40f573aab7605b6f</meta:generator>
    <meta:document-statistic meta:table-count="0" meta:image-count="0" meta:object-count="0" meta:page-count="4" meta:paragraph-count="83" meta:word-count="702" meta:character-count="4814" meta:non-whitespace-character-count="4246"/>
  </office:meta>
</office:document-meta>
</file>